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8.28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user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utilisateur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fullnam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nom complet ( exemple "John Doe"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email</text:p>
          </table:table-cell>
          <table:table-cell office:value-type="string" table:style-name="ce7">
            <text:p>VARCHAR(255)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email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password</text:p>
          </table:table-cell>
          <table:table-cell office:value-type="string" table:style-name="ce7">
            <text:p>VARCHAR(150)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pass hash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ast_login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ernière connex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created_at</text:p>
          </table:table-cell>
          <table:table-cell office:value-type="string" table:style-name="ce11">
            <text:p>DATETIM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1">
            <text:p>CURRENT_TIMESTAMP</text:p>
          </table:table-cell>
          <table:table-cell office:value-type="string" table:style-name="ce13">
            <text:p>date inscrip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projet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inked_admin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admin lié a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inked_manage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modérateur lié au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scription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pd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de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categori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sous-catégori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project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d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olor</text:p>
          </table:table-cell>
          <table:table-cell office:value-type="string" table:style-name="ce7">
            <text:p>VARCHAR(45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coul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pd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task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tâch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scription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assigned_to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utilisateur assigné à cette tâch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project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d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ategory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mportance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en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expir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omp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de complétion / valid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fil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fichiers appartenants à 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fichie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ask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 / no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ilename</text:p>
          </table:table-cell>
          <table:table-cell office:value-type="string" table:style-name="ce7">
            <text:p>VARCHAR(45)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nom du fichier uploadé ( ou hash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ize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0" table:style-name="ce7">
            <text:p>0</text:p>
          </table:table-cell>
          <table:table-cell office:value-type="string" table:style-name="ce9">
            <text:p>taill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mimetype</text:p>
          </table:table-cell>
          <table:table-cell office:value-type="string" table:style-name="ce7">
            <text:p>VARCHAR(45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ype mi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importance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indicatiosn d'importance d'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title</text:p>
          </table:table-cell>
          <table:table-cell office:value-type="string" table:style-name="ce11">
            <text:p>TEX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table:style-name="ce11"/>
          <table:table-cell office:value-type="string" table:style-name="ce14">
            <text:p>titr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15">
            <text:p>Table: users_has_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projets qi sont liés aux utilisateurs admin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ser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project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preferenc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préférences de l'utilisateur ( par exemple l'ordre du tri des tâches )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prefere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ser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asks_filte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0" table:style-name="ce7">
            <text:p>0</text:p>
          </table:table-cell>
          <table:table-cell office:value-type="string" table:style-name="ce9">
            <text:p>préférence ordre du lors du filtre des tâch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0">
            <text:p>notifications_tasks_limit</text:p>
          </table:table-cell>
          <table:table-cell office:value-type="string" table:style-name="ce11">
            <text:p>INT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préférence limite des notifications reçues</text:p>
          </table:table-cell>
          <table:table-cell table:number-columns-repeated="16376"/>
        </table:table-row>
        <table:table-row table:number-rows-repeated="1048480" table:style-name="ro1">
          <table:table-cell table:number-columns-repeated="16384"/>
        </table:table-row>
      </table:table>
      <table:table table:name="Feuil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AR</dc:creator>
    <meta:creation-date>2017-10-02T09:55:35Z</meta:creation-date>
    <dc:date>2017-10-30T13:32:34Z</dc:date>
  </office:meta>
</office:document-meta>
</file>